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Ozhivudivasathe Kali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Charu’s rec. Youtub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matipaadam</text:p>
          </table:table-cell>
          <table:table-cell office:value-type="string" calcext:value-type="string">
            <text:p>Malayalam</text:p>
          </table:table-cell>
          <table:table-cell table:style-name="ce2" office:value-type="string" calcext:value-type="string">
            <text:p>Charu’s rec. Hotst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amaly Diaries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Charu’s rec. Netfli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ingle sho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.D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Charu’s rec. Netflix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ngs of Wasseypur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Charu’s rec. Netflix.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20:58:43.497237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2-19T20:59:36.473128303</dc:date>
    <meta:editing-duration>PT6M21S</meta:editing-duration>
    <meta:editing-cycles>8</meta:editing-cycles>
    <meta:document-statistic meta:table-count="1" meta:cell-count="18" meta:object-count="0"/>
  </office:meta>
</office:document-meta>
</file>